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Versiones" style:family="table" style:master-page-name="">
      <style:table-properties style:width="9.948cm" fo:margin-left="6.997cm" fo:margin-right="0.053cm" style:page-number="0" table:align="margins" style:writing-mode="lr-tb"/>
    </style:style>
    <style:style style:name="Versiones.A" style:family="table-column">
      <style:table-column-properties style:column-width="1.572cm" style:rel-column-width="10356*"/>
    </style:style>
    <style:style style:name="Versiones.B" style:family="table-column">
      <style:table-column-properties style:column-width="8.377cm" style:rel-column-width="55179*"/>
    </style:style>
    <style:style style:name="Versio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ersiones.B1" style:family="table-cell">
      <style:table-cell-properties fo:padding="0.097cm" fo:border="0.002cm solid #000000"/>
    </style:style>
    <style:style style:name="Versiones.A2" style:family="table-cell">
      <style:table-cell-properties fo:padding="0.097cm" fo:border-left="0.002cm solid #000000" fo:border-right="none" fo:border-top="none" fo:border-bottom="0.002cm solid #000000"/>
    </style:style>
    <style:style style:name="Version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Versiones.A3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a1" style:family="table">
      <style:table-properties style:width="16.999cm" table:align="margins" style:writing-mode="lr-tb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3" style:family="paragraph" style:parent-style-name="Título_20_general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4" style:family="paragraph" style:parent-style-name="Text_20_body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5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6" style:family="paragraph" style:parent-style-name="Subtítulo_20_general">
      <style:text-properties style:use-window-font-color="true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es" style:country-complex="ES" style:font-style-complex="italic" style:font-weight-complex="bold"/>
    </style:style>
    <style:style style:name="P7" style:family="paragraph" style:parent-style-name="Curso">
      <style:text-properties style:use-window-font-color="true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es" style:country-complex="ES" style:font-weight-complex="bold"/>
    </style:style>
    <style:style style:name="P8" style:family="paragraph" style:parent-style-name="Table_20_Contents">
      <style:paragraph-properties fo:text-align="justify" style:justify-single-word="false" fo:background-color="transparent" style:shadow="none">
        <style:background-image/>
      </style:paragraph-properties>
    </style:style>
    <style:style style:name="P9" style:family="paragraph" style:parent-style-name="Table_20_Contents">
      <style:paragraph-properties fo:text-align="start" style:justify-single-word="false" fo:background-color="transparent" style:shadow="none">
        <style:background-image/>
      </style:paragraph-properties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2" style:family="paragraph" style:parent-style-name="WW-Encabezado_20_del_20_índice">
      <style:paragraph-properties fo:margin-top="0.423cm" fo:margin-bottom="0.212cm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5" style:family="paragraph" style:parent-style-name="Text_20_body">
      <style:paragraph-properties fo:margin-left="0cm" fo:margin-right="0cm" fo:orphans="0" fo:widows="0" fo:hyphenation-ladder-count="no-limit" fo:text-indent="0cm" style:auto-text-indent="false" style:writing-mode="lr-tb"/>
      <style:text-properties style:use-window-font-color="true" style:font-name="Times New Roman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style>
    <style:style style:name="P1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9" style:family="paragraph" style:parent-style-name="Título_20_general" style:master-page-name="Standard">
      <style:paragraph-properties style:page-number="auto"/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Sect4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3"/>
      <text:p text:style-name="P3"/>
      <text:p text:style-name="P3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itle>Cuatro tipos de ataques</text:title></text:p>
      <text:p text:style-name="P6"><text:subject>Traducción de Textos</text:subject></text:p>
      <text:p text:style-name="P7">Curso 2007/2008</text:p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Versiones" table:style-name="Versiones">
        <table:table-column table:style-name="Versiones.A"/>
        <table:table-column table:style-name="Versiones.B"/>
        <table:table-row>
          <table:table-cell table:style-name="Versiones.A1" office:value-type="string">
            <text:p text:style-name="P8">Versión</text:p>
          </table:table-cell>
          <table:table-cell table:style-name="Versiones.B1" office:value-type="string">
            <text:p text:style-name="P10">Cambio</text:p>
          </table:table-cell>
        </table:table-row>
        <table:table-row>
          <table:table-cell table:style-name="Versiones.A2" office:value-type="string">
            <text:p text:style-name="P8"><text:user-defined text:name="Versión">0.1</text:user-defined></text:p>
          </table:table-cell>
          <table:table-cell table:style-name="Versiones.B2" office:value-type="string">
            <text:p text:style-name="P10">Empezamos</text:p>
          </table:table-cell>
        </table:table-row>
        <table:table-row>
          <table:table-cell table:style-name="Versiones.A3" office:value-type="string">
            <text:p text:style-name="P9">-</text:p>
          </table:table-cell>
          <table:table-cell table:style-name="Versiones.B2" office:value-type="string">
            <text:p text:style-name="P10">-</text:p>
          </table:table-cell>
        </table:table-row>
        <table:table-row>
          <table:table-cell table:style-name="Versiones.A2" office:value-type="string">
            <text:p text:style-name="P9">-</text:p>
          </table:table-cell>
          <table:table-cell table:style-name="Versiones.B2" office:value-type="string">
            <text:p text:style-name="P10">-</text:p>
          </table:table-cell>
        </table:table-row>
      </table:table>
      <text:p text:style-name="P5"/>
      <text:p text:style-name="P11">Autor:</text:p>
      <text:p text:style-name="P11"><text:user-defined text:name="Autor">Rubén Paje del Pino</text:user-defined></text:p>
      <text:p text:style-name="P11"/>
      <text:table-of-content text:style-name="Sect3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3" text:name="Índice de contenido1_Head">
            <text:p text:style-name="Contents_20_Heading"><text:soft-page-break/>Índice de contenido</text:p>
          </text:index-title>
          <text:p text:style-name="P16">1. Traducción del texto<text:tab/>3</text:p>
          <text:p text:style-name="P17">1.1 Primer párrafo (corregidos el día 23-X-07)<text:tab/>3</text:p>
          <text:p text:style-name="P17">1.2 Segundo párrafo (parcialmente corregido el día 23-X-07)<text:tab/>3</text:p>
          <text:p text:style-name="P17">1.3 Tercer párrafo (sin corregir)<text:tab/>3</text:p>
          <text:p text:style-name="P17">1.4 Cuarto párrafo (sin corregir)<text:tab/>3</text:p>
          <text:p text:style-name="P17">1.5 Quinto párrafo (sin corregir)<text:tab/>3</text:p>
          <text:p text:style-name="P16">2. Explicación a algunas de las traducciones más complicadas<text:tab/>4</text:p>
        </text:index-body>
      </text:table-of-content>
      <text:p text:style-name="P12"/>
      <text:section text:style-name="Sect4" text:name="Área2">
        <text:h text:style-name="P13" text:outline-level="1">1. Traducción del texto</text:h>
        <text:h text:style-name="Heading_20_2" text:outline-level="2">1.1 Primer párrafo (corregido el día 30-X-07)</text:h>
        <text:p text:style-name="P5">En la tabla inferior se muestran los cuatro tipos básicos de ataques listados de acuerdo con su gravedad de applets hostiles se clasifican en dos tipos: los applets hostiles que son ataques que modifcan el sistema gravemente; y los apples nocivos, que son los otros tres tipos de ataque que tienen menos r son otros servicis</text:p>
        <text:p text:style-name="P5"/>
        <text:h text:style-name="P14" text:outline-level="2">1.2 Segundo párrafo (corregido el día 30-X-07)</text:h>
        <text:p text:style-name="P5">Clase de ataque</text:p>
        <table:table table:name="Tabla1" table:style-name="Tabla1">
          <table:table-column table:style-name="Tabla1.A" table:number-columns-repeated="3"/>
          <table:table-column table:style-name="Tabla1.D"/>
          <table:table-row>
            <table:table-cell table:style-name="Tabla1.A1" office:value-type="string">
              <text:p text:style-name="Table_20_Heading">Clase de ataque</text:p>
            </table:table-cell>
            <table:table-cell table:style-name="Tabla1.A1" office:value-type="string">
              <text:p text:style-name="Table_20_Heading">Explicación</text:p>
            </table:table-cell>
            <table:table-cell table:style-name="Tabla1.A1" office:value-type="string">
              <text:p text:style-name="Table_20_Heading">Consecuencias</text:p>
            </table:table-cell>
            <table:table-cell table:style-name="Tabla1.D1" office:value-type="string">
              <text:p text:style-name="Table_20_Heading">Defensa por parte de Java</text:p>
            </table:table-cell>
          </table:table-row>
          <table:table-row>
            <table:table-cell table:style-name="Tabla1.A2" office:value-type="string">
              <text:p text:style-name="Table_20_Contents">Modificaciones del sistema.</text:p>
            </table:table-cell>
            <table:table-cell table:style-name="Tabla1.A2" office:value-type="string">
              <text:p text:style-name="Table_20_Contents">El ataque más grave que se puede hacer con applets y que sólo se ven en los laboratorios.</text:p>
            </table:table-cell>
            <table:table-cell table:style-name="Tabla1.A2" office:value-type="string">
              <text:p text:style-name="P15">Graves</text:p>
            </table:table-cell>
            <table:table-cell table:style-name="Tabla1.D2" office:value-type="string">
              <text:p text:style-name="Table_20_Contents">Buena</text:p>
            </table:table-cell>
          </table:table-row>
          <table:table-row>
            <table:table-cell table:style-name="Tabla1.A2" office:value-type="string">
              <text:p text:style-name="Table_20_Contents">Intromisión a la intimidad.</text:p>
            </table:table-cell>
            <table:table-cell table:style-name="Tabla1.A2" office:value-type="string">
              <text:p text:style-name="Table_20_Contents">Los applets nocivos que fasifican el correo.</text:p>
            </table:table-cell>
            <table:table-cell table:style-name="Tabla1.A2" office:value-type="string">
              <text:p text:style-name="Table_20_Contents">Moderadas</text:p>
            </table:table-cell>
            <table:table-cell table:style-name="Tabla1.D2" office:value-type="string">
              <text:p text:style-name="Table_20_Contents">Buena</text:p>
            </table:table-cell>
          </table:table-row>
          <table:table-row>
            <table:table-cell table:style-name="Tabla1.A2" office:value-type="string">
              <text:p text:style-name="Table_20_Contents">Denegación de servicio</text:p>
            </table:table-cell>
            <table:table-cell table:style-name="Tabla1.A2" office:value-type="string">
              <text:p text:style-name="Table_20_Contents">Puede hacer que la máquina se bloquee. Se pueden encontrar varios ejemplos en la Red. A veces requiere reiniciar</text:p>
            </table:table-cell>
            <table:table-cell table:style-name="Tabla1.A2" office:value-type="string">
              <text:p text:style-name="Table_20_Contents">Modereadas</text:p>
            </table:table-cell>
            <table:table-cell table:style-name="Tabla1.D2" office:value-type="string">
              <text:p text:style-name="Table_20_Contents">Débil</text:p>
            </table:table-cell>
          </table:table-row>
          <table:table-row>
            <table:table-cell table:style-name="Tabla1.A2" office:value-type="string">
              <text:p text:style-name="Table_20_Contents">Antagonistas</text:p>
            </table:table-cell>
            <table:table-cell table:style-name="Tabla1.A2" office:value-type="string">
              <text:p text:style-name="Table_20_Contents">Aplets novivos que resultan molestos. Son las más frecuentes. A veces es necesario reiniciar el navegador.</text:p>
            </table:table-cell>
            <table:table-cell table:style-name="Tabla1.A2" office:value-type="string">
              <text:p text:style-name="Table_20_Contents">Leves</text:p>
            </table:table-cell>
            <table:table-cell table:style-name="Tabla1.D2" office:value-type="string">
              <text:p text:style-name="Table_20_Contents">Débil</text:p>
            </table:table-cell>
          </table:table-row>
        </table:table>
        <text:p text:style-name="P5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1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1" style:display-name="Heading 1" style:family="paragraph" style:parent-style-name="Encabezado1" style:next-style-name="Text_20_body" style:class="text" style:default-outline-level="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Encabezado1" style:next-style-name="Text_20_body" style:class="text" style:default-outline-level="2">
      <style:paragraph-properties fo:margin-left="0cm" fo:margin-right="0cm" fo:text-align="justify" style:justify-single-word="false" fo:text-indent="0cm" style:auto-text-indent="false"/>
      <style:text-properties style:use-window-font-color="true" fo:font-size="12pt" fo:language="es" fo:country="ES" fo:font-style="italic" fo:font-weight="bold" style:font-name-asian="Arial" style:font-size-asian="12pt" style:language-asian="es" style:country-asian="ES" style:font-style-asian="italic" style:font-weight-asian="bold" style:font-name-complex="Lucidasans" style:font-size-complex="12pt" style:language-complex="es" style:country-complex="ES" style:font-style-complex="italic" style:font-weight-complex="bold"/>
    </style:style>
    <style:style style:name="Heading_20_3" style:display-name="Heading 3" style:family="paragraph" style:parent-style-name="Encabezado1" style:next-style-name="Text_20_body" style:class="text" style:default-outline-level="3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text-align="justify" style:justify-single-word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Lucidasans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 style:vertical-align="midd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WW-Índic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WW-Índice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WW-Índice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Lucidasans" style:font-size-complex="14pt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Lucidasans"/>
    </style:style>
    <style:style style:name="WW-Ilustración" style:family="paragraph" style:parent-style-name="WW-Etiqueta"/>
    <style:style style:name="WW-Encabezado_20_del_20_índice" style:display-name="WW-Encabezado del índice" style:family="paragraph" style:parent-style-name="Encabezado1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_20_general" style:display-name="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ar" style:country-complex="SA" style:font-weight-complex="bold" fo:hyphenate="false" fo:hyphenation-remain-char-count="2" fo:hyphenation-push-char-count="2"/>
    </style:style>
    <style:style style:name="Subtítulo_20_general" style:display-name="Sub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Curso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ar" style:country-complex="SA" style:font-weight-complex="bold" fo:hyphenate="false" fo:hyphenation-remain-char-count="2" fo:hyphenation-push-char-count="2"/>
    </style:style>
    <style:style style:name="Autores" style:family="paragraph" style:parent-style-name="Text_20_body">
      <style:paragraph-properties fo:text-align="end" style:justify-single-word="false"/>
    </style:style>
    <style:style style:name="Footnote_20_Symbol" style:display-name="Footnote Symbol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Absatz-Standardschriftart" style:family="text"/>
    <style:style style:name="WW-Absatz-Standardschriftart" style:family="text"/>
    <style:style style:name="WW-Fuente_20_de_20_párrafo_20_predeter." style:display-name="WW-Fuente de párrafo predeter." style:family="text"/>
    <style:style style:name="WW-Absatz-Standardschriftart1" style:family="text"/>
    <style:style style:name="WW-Símbolo_20_de_20_nota_20_al_20_pie" style:display-name="WW-Símbolo de nota al pie" style:family="text"/>
    <style:style style:name="WW-Símbolo_20_de_20_nota_20_final" style:display-name="WW-Símbolo de nota fina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706cm" style:layout-grid-snap-to-characters="true" style:layout-grid-square-mode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8cm" fo:margin-left="0cm" fo:margin-right="0cm" fo:margin-bottom="0.8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</office:automatic-styles>
  <office:master-styles>
    <style:master-page style:name="Standard" style:page-layout-name="pm1">
      <style:header>
        <text:section text:style-name="Sect1" text:name="Área1">
          <text:p text:style-name="P1"><text:span text:style-name="T1">Título: </text:span><text:span text:style-name="T1"><text:title>Cuatro tipos de ataques</text:title></text:span></text:p>
          <text:p text:style-name="P1"><text:span text:style-name="T1">Tema: </text:span><text:span text:style-name="T1"><text:subject>Traducción de Textos</text:subject></text:span></text:p>
          <text:p text:style-name="P1"><text:span text:style-name="T1">Autor: </text:span><text:span text:style-name="T1"><text:user-defined text:name="Autor">Rubén Paje del Pino</text:user-defined></text:span></text:p>
        </text:section>
      </style:header>
      <style:footer>
        <text:section text:style-name="Sect2" text:name="Área3">
          <text:p text:style-name="Footer"><text:span text:style-name="T1">Número de texto: </text:span><text:span text:style-name="T1"><text:user-defined text:name="Texto">5</text:user-defined></text:span></text:p>
          <text:p text:style-name="P2">Última revisión:<text:user-defined text:name="Última Revisión">30-X-07</text:user-defined></text:p>
          <text:p text:style-name="P2">Versión: <text:user-defined text:name="Versión">0.1</text:user-defined></text:p>
          <text:p text:style-name="Footer"><text:span text:style-name="T1">Página </text:span><text:span text:style-name="T1"><text:page-number style:num-format="1" text:select-page="current">2</text:page-number></text:span><text:span text:style-name="T1"> de </text:span><text:span text:style-name="T1"><text:page-count style:num-format="1">3</text:page-count></text:span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Cuatro tipos de ataques</dc:title>
    <dc:description>Describen los cuatro principales tipos de ataques contra un interprete.</dc:description>
    <dc:subject>Traducción de Textos</dc:subject>
    <meta:keyword>Cuatro tipos de ataques</meta:keyword>
    <meta:keyword>applets</meta:keyword>
    <meta:keyword>Rosario Plaza</meta:keyword>
    <meta:keyword>rplaza@fi.upm.es</meta:keyword>
    <meta:editing-cycles>1</meta:editing-cycles>
    <meta:editing-duration>PT0S</meta:editing-duration>
    <meta:user-defined meta:name="Autor">Rubén Paje del Pino</meta:user-defined>
    <meta:user-defined meta:name="Versión">0.1</meta:user-defined>
    <meta:user-defined meta:name="Texto">5</meta:user-defined>
    <meta:user-defined meta:name="Última Revisión">30-X-07</meta:user-defined>
    <meta:document-statistic meta:table-count="2" meta:image-count="0" meta:object-count="0" meta:page-count="3" meta:paragraph-count="53" meta:word-count="245" meta:character-count="1459"/>
  </office:meta>
</office:document-meta>
</file>